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0"/>
    <style:style style:name="ce5" style:family="table-cell" style:parent-style-name="Default" style:data-style-name="N41"/>
  </office:automatic-styles>
  <office:body>
    <office:spreadsheet>
      <table:table table:name="0,3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30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table:formula="of:=60+25"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27"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table:formula="of:=3 * 60+ 25"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47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60+7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table:formula="of:=5 * 60 + 35" office:value-type="float" office:value="335" calcext:value-type="float">
            <text:p>33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formula="of:=53"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15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46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12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/>
          <table:table-cell table:formula="of:=8*60+26" office:value-type="float" office:value="506" calcext:value-type="float">
            <text:p>50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2"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16"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+41"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2*60+20"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+37"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6"/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18"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34"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2*60+6"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2*60+59"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"/>
          <table:table-cell table:style-name="ce6" table:formula="of:=60+57"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 table:number-rows-repeated="6">
          <table:table-cell table:number-columns-repeated="20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31"/>
        </table:table-row>
        <table:table-row table:style-name="ro1">
          <table:table-cell table:number-columns-repeated="14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 table:number-rows-repeated="3">
          <table:table-cell table:number-columns-repeated="21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</table:table>
      <table:table table:name="0,15%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column table:style-name="co1" table:number-columns-repeated="2" table:default-cell-style-name="ce6"/>
        <table:table-column table:style-name="co1" table:number-columns-repeated="42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42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table:formula="of:=60+44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table:formula="of:=4*60+30"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60+12"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table:formula="of:=60*8+45" office:value-type="float" office:value="525" calcext:value-type="float">
            <text:p>52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44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60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+13"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*2+29"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15"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60+31"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60*3+6"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4"/>
          <table:table-cell table:style-name="ce5"/>
          <table:table-cell table:number-columns-repeated="4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4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3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/>
          <table:table-cell table:style-name="ce1"/>
          <table:table-cell/>
          <table:table-cell table:style-name="ce1"/>
          <table:table-cell table:style-name="Default" table:number-columns-repeated="2"/>
          <table:table-cell table:number-columns-repeated="4"/>
          <table:table-cell table:style-name="ce5"/>
          <table:table-cell table:style-name="ce6"/>
          <table:table-cell table:number-columns-repeated="36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10"/>
          <table:table-cell table:style-name="ce5"/>
          <table:table-cell table:style-name="ce6"/>
          <table:table-cell table:number-columns-repeated="3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5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1"/>
          <table:table-cell table:style-name="ce5"/>
          <table:table-cell table:number-columns-repeated="4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1"/>
          <table:table-cell table:style-name="Default" table:number-columns-repeated="2"/>
          <table:table-cell table:number-columns-repeated="4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ce1"/>
          <table:table-cell table:style-name="Default" table:number-columns-repeated="2"/>
          <table:table-cell table:number-columns-repeated="42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ce5"/>
          <table:table-cell table:number-columns-repeated="43"/>
        </table:table-row>
      </table:table>
      <table:table table:name="0,07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formula="of:=60+1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formula="of:=2*60+10"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formula="of:=60+39"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9"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*2+4"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60+26" office:value-type="float" office:value="86" calcext:value-type="float">
            <text:p>86</text:p>
          </table:table-cell>
          <table:table-cell office:value-type="float" office:value="175" calcext:value-type="float">
            <text:p>175</text:p>
          </table:table-cell>
          <table:table-cell table:number-columns-repeated="21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 table:number-rows-repeated="5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 style:data-style-name="N2" text:time-value="20:03:22.342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22:42:22.036000000</dc:date>
    <meta:editing-duration>PT9H16M6S</meta:editing-duration>
    <meta:editing-cycles>37</meta:editing-cycles>
    <meta:generator>LibreOffice/7.2.1.2$Windows_X86_64 LibreOffice_project/87b77fad49947c1441b67c559c339af8f3517e22</meta:generator>
    <meta:document-statistic meta:table-count="3" meta:cell-count="452" meta:object-count="0"/>
  </office:meta>
</office:document-meta>
</file>